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75cm"/>
    </style:style>
    <style:style style:name="gr4" style:family="graphic" style:parent-style-name="standard">
      <style:graphic-properties draw:stroke="none" svg:stroke-color="#000000" draw:fill="none" draw:fill-color="#ffffff" fo:min-height="1.485cm"/>
    </style:style>
    <style:style style:name="gr5" style:family="graphic" style:parent-style-name="standard">
      <style:graphic-properties draw:stroke="none" svg:stroke-color="#000000" draw:fill="none" draw:fill-color="#ffffff" fo:min-height="9.14cm"/>
    </style:style>
    <style:style style:name="gr6" style:family="graphic" style:parent-style-name="standard">
      <style:graphic-properties draw:stroke="none" svg:stroke-color="#000000" draw:fill="none" draw:fill-color="#ffffff" fo:min-height="1.56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4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075cm" svg:height="13.365cm" svg:x="6.169cm" svg:y="3.37cm">
          <text:p/>
        </draw:rect>
        <draw:g>
          <draw:circle draw:style-name="gr2" draw:text-style-name="P1" draw:layer="layout" svg:width="0.33cm" svg:height="0.33cm" svg:x="6.402cm" svg:y="13.225cm">
            <text:p/>
          </draw:circle>
          <draw:circle draw:style-name="gr2" draw:text-style-name="P1" draw:layer="layout" svg:width="0.33cm" svg:height="0.33cm" svg:x="6.402cm" svg:y="15.865cm">
            <text:p/>
          </draw:circle>
          <draw:circle draw:style-name="gr2" draw:text-style-name="P1" draw:layer="layout" svg:width="0.33cm" svg:height="0.33cm" svg:x="6.402cm" svg:y="15.205cm">
            <text:p/>
          </draw:circle>
          <draw:circle draw:style-name="gr2" draw:text-style-name="P1" draw:layer="layout" svg:width="0.33cm" svg:height="0.33cm" svg:x="6.402cm" svg:y="14.545cm">
            <text:p/>
          </draw:circle>
          <draw:circle draw:style-name="gr2" draw:text-style-name="P1" draw:layer="layout" svg:width="0.33cm" svg:height="0.33cm" svg:x="6.402cm" svg:y="13.885cm">
            <text:p/>
          </draw:circle>
          <draw:circle draw:style-name="gr2" draw:text-style-name="P1" draw:layer="layout" svg:width="0.33cm" svg:height="0.33cm" svg:x="6.402cm" svg:y="12.565cm">
            <text:p/>
          </draw:circle>
        </draw:g>
        <draw:g>
          <draw:circle draw:style-name="gr2" draw:text-style-name="P1" draw:layer="layout" svg:width="0.33cm" svg:height="0.33cm" svg:x="6.402cm" svg:y="8.77cm">
            <text:p/>
          </draw:circle>
          <draw:circle draw:style-name="gr2" draw:text-style-name="P1" draw:layer="layout" svg:width="0.33cm" svg:height="0.33cm" svg:x="6.402cm" svg:y="11.41cm">
            <text:p/>
          </draw:circle>
          <draw:circle draw:style-name="gr2" draw:text-style-name="P1" draw:layer="layout" svg:width="0.33cm" svg:height="0.33cm" svg:x="6.402cm" svg:y="10.75cm">
            <text:p/>
          </draw:circle>
          <draw:circle draw:style-name="gr2" draw:text-style-name="P1" draw:layer="layout" svg:width="0.33cm" svg:height="0.33cm" svg:x="6.402cm" svg:y="10.09cm">
            <text:p/>
          </draw:circle>
          <draw:circle draw:style-name="gr2" draw:text-style-name="P1" draw:layer="layout" svg:width="0.33cm" svg:height="0.33cm" svg:x="6.402cm" svg:y="9.43cm">
            <text:p/>
          </draw:circle>
          <draw:circle draw:style-name="gr2" draw:text-style-name="P1" draw:layer="layout" svg:width="0.33cm" svg:height="0.33cm" svg:x="6.402cm" svg:y="8.11cm">
            <text:p/>
          </draw:circle>
        </draw:g>
        <draw:g>
          <draw:circle draw:style-name="gr2" draw:text-style-name="P1" draw:layer="layout" svg:width="0.33cm" svg:height="0.33cm" svg:x="14.607cm" svg:y="13.39cm">
            <text:p/>
          </draw:circle>
          <draw:circle draw:style-name="gr2" draw:text-style-name="P1" draw:layer="layout" svg:width="0.33cm" svg:height="0.33cm" svg:x="14.607cm" svg:y="16.03cm">
            <text:p/>
          </draw:circle>
          <draw:circle draw:style-name="gr2" draw:text-style-name="P1" draw:layer="layout" svg:width="0.33cm" svg:height="0.33cm" svg:x="14.607cm" svg:y="15.37cm">
            <text:p/>
          </draw:circle>
          <draw:circle draw:style-name="gr2" draw:text-style-name="P1" draw:layer="layout" svg:width="0.33cm" svg:height="0.33cm" svg:x="14.607cm" svg:y="14.71cm">
            <text:p/>
          </draw:circle>
          <draw:circle draw:style-name="gr2" draw:text-style-name="P1" draw:layer="layout" svg:width="0.33cm" svg:height="0.33cm" svg:x="14.607cm" svg:y="14.05cm">
            <text:p/>
          </draw:circle>
          <draw:circle draw:style-name="gr2" draw:text-style-name="P1" draw:layer="layout" svg:width="0.33cm" svg:height="0.33cm" svg:x="14.607cm" svg:y="12.73cm">
            <text:p/>
          </draw:circle>
          <draw:circle draw:style-name="gr2" draw:text-style-name="P1" draw:layer="layout" svg:width="0.33cm" svg:height="0.33cm" svg:x="14.607cm" svg:y="12.07cm">
            <text:p/>
          </draw:circle>
          <draw:circle draw:style-name="gr2" draw:text-style-name="P1" draw:layer="layout" svg:width="0.33cm" svg:height="0.33cm" svg:x="14.607cm" svg:y="11.41cm">
            <text:p/>
          </draw:circle>
        </draw:g>
        <draw:g>
          <draw:circle draw:style-name="gr2" draw:text-style-name="P1" draw:layer="layout" svg:width="0.33cm" svg:height="0.33cm" svg:x="14.607cm" svg:y="8.11cm">
            <text:p/>
          </draw:circle>
          <draw:circle draw:style-name="gr2" draw:text-style-name="P1" draw:layer="layout" svg:width="0.33cm" svg:height="0.33cm" svg:x="14.607cm" svg:y="10.75cm">
            <text:p/>
          </draw:circle>
          <draw:circle draw:style-name="gr2" draw:text-style-name="P1" draw:layer="layout" svg:width="0.33cm" svg:height="0.33cm" svg:x="14.607cm" svg:y="10.09cm">
            <text:p/>
          </draw:circle>
          <draw:circle draw:style-name="gr2" draw:text-style-name="P1" draw:layer="layout" svg:width="0.33cm" svg:height="0.33cm" svg:x="14.607cm" svg:y="9.43cm">
            <text:p/>
          </draw:circle>
          <draw:circle draw:style-name="gr2" draw:text-style-name="P1" draw:layer="layout" svg:width="0.33cm" svg:height="0.33cm" svg:x="14.607cm" svg:y="8.77cm">
            <text:p/>
          </draw:circle>
          <draw:circle draw:style-name="gr2" draw:text-style-name="P1" draw:layer="layout" svg:width="0.33cm" svg:height="0.33cm" svg:x="14.607cm" svg:y="7.45cm">
            <text:p/>
          </draw:circle>
          <draw:circle draw:style-name="gr2" draw:text-style-name="P1" draw:layer="layout" svg:width="0.33cm" svg:height="0.33cm" svg:x="14.607cm" svg:y="6.79cm">
            <text:p/>
          </draw:circle>
          <draw:circle draw:style-name="gr2" draw:text-style-name="P1" draw:layer="layout" svg:width="0.33cm" svg:height="0.33cm" svg:x="14.607cm" svg:y="6.13cm">
            <text:p/>
          </draw:circle>
        </draw:g>
        <draw:frame draw:style-name="gr3" draw:text-style-name="P2" draw:layer="layout" svg:width="2.31cm" svg:height="0.825cm" svg:x="3.927cm" svg:y="15.7cm">
          <draw:text-box>
            <text:p text:style-name="P2"><text:span text:style-name="T1">Pin14 A0</text:span></text:p>
          </draw:text-box>
        </draw:frame>
        <draw:frame draw:style-name="gr3" draw:text-style-name="P2" draw:layer="layout" svg:width="2.31cm" svg:height="0.825cm" svg:x="3.927cm" svg:y="15.04cm">
          <draw:text-box>
            <text:p text:style-name="P2"><text:span text:style-name="T1">Pin15 A1</text:span></text:p>
          </draw:text-box>
        </draw:frame>
        <draw:frame draw:style-name="gr3" draw:text-style-name="P2" draw:layer="layout" svg:width="2.31cm" svg:height="0.825cm" svg:x="3.927cm" svg:y="14.38cm">
          <draw:text-box>
            <text:p text:style-name="P2"><text:span text:style-name="T1">Pin16 A2</text:span></text:p>
          </draw:text-box>
        </draw:frame>
        <draw:frame draw:style-name="gr3" draw:text-style-name="P2" draw:layer="layout" svg:width="5.237cm" svg:height="0.825cm" svg:x="1cm" svg:y="13.72cm">
          <draw:text-box>
            <text:p text:style-name="P2"><text:span text:style-name="T1">Pin17 A3</text:span></text:p>
          </draw:text-box>
        </draw:frame>
        <draw:frame draw:style-name="gr3" draw:text-style-name="P2" draw:layer="layout" svg:width="5.237cm" svg:height="0.825cm" svg:x="1cm" svg:y="13.06cm">
          <draw:text-box>
            <text:p text:style-name="P2"><text:span text:style-name="T1">Blue Pin18 A4</text:span></text:p>
          </draw:text-box>
        </draw:frame>
        <draw:frame draw:style-name="gr3" draw:text-style-name="P2" draw:layer="layout" svg:width="5.237cm" svg:height="0.825cm" svg:x="1cm" svg:y="12.4cm">
          <draw:text-box>
            <text:p text:style-name="P2"><text:span text:style-name="T1">Gold Pin19 A5</text:span></text:p>
          </draw:text-box>
        </draw:frame>
        <draw:frame draw:style-name="gr3" draw:text-style-name="P2" draw:layer="layout" svg:width="2.31cm" svg:height="0.825cm" svg:x="3.927cm" svg:y="11.245cm">
          <draw:text-box>
            <text:p text:style-name="P2"><text:span text:style-name="T1">Vin</text:span></text:p>
          </draw:text-box>
        </draw:frame>
        <draw:frame draw:style-name="gr3" draw:text-style-name="P2" draw:layer="layout" svg:width="2.31cm" svg:height="0.825cm" svg:x="3.927cm" svg:y="9.925cm">
          <draw:text-box>
            <text:p text:style-name="P2"><text:span text:style-name="T1">Gnd</text:span></text:p>
          </draw:text-box>
        </draw:frame>
        <draw:frame draw:style-name="gr3" draw:text-style-name="P2" draw:layer="layout" svg:width="2.31cm" svg:height="0.825cm" svg:x="3.858cm" svg:y="9.241cm">
          <draw:text-box>
            <text:p text:style-name="P2"><text:span text:style-name="T1">+5V</text:span></text:p>
          </draw:text-box>
        </draw:frame>
        <draw:frame draw:style-name="gr3" draw:text-style-name="P2" draw:layer="layout" svg:width="2.31cm" svg:height="0.825cm" svg:x="3.927cm" svg:y="8.605cm">
          <draw:text-box>
            <text:p text:style-name="P2"><text:span text:style-name="T1">3.3V</text:span></text:p>
          </draw:text-box>
        </draw:frame>
        <draw:frame draw:style-name="gr3" draw:text-style-name="P2" draw:layer="layout" svg:width="2.31cm" svg:height="0.825cm" svg:x="3.927cm" svg:y="7.945cm">
          <draw:text-box>
            <text:p text:style-name="P2"><text:span text:style-name="T1">Reset</text:span></text:p>
          </draw:text-box>
        </draw:frame>
        <draw:frame draw:style-name="gr3" draw:text-style-name="P2" draw:layer="layout" svg:width="2.31cm" svg:height="0.825cm" svg:x="3.927cm" svg:y="10.585cm">
          <draw:text-box>
            <text:p text:style-name="P2"><text:span text:style-name="T1">Gnd</text:span></text:p>
          </draw:text-box>
        </draw:frame>
        <draw:frame draw:style-name="gr3" draw:text-style-name="P3" draw:layer="layout" svg:width="3.465cm" svg:height="0.825cm" svg:x="15.235cm" svg:y="5.965cm">
          <draw:text-box>
            <text:p text:style-name="P3"><text:span text:style-name="T1">Analog Ref</text:span></text:p>
          </draw:text-box>
        </draw:frame>
        <draw:frame draw:style-name="gr3" draw:text-style-name="P3" draw:layer="layout" svg:width="2.31cm" svg:height="0.825cm" svg:x="15.235cm" svg:y="6.625cm">
          <draw:text-box>
            <text:p text:style-name="P3"><text:span text:style-name="T1">Gnd</text:span></text:p>
          </draw:text-box>
        </draw:frame>
        <draw:frame draw:style-name="gr3" draw:text-style-name="P3" draw:layer="layout" svg:width="5.235cm" svg:height="0.825cm" svg:x="15.235cm" svg:y="7.27cm">
          <draw:text-box>
            <text:p text:style-name="P3"><text:span text:style-name="T1">Pin13 PB5 SCK (LED)</text:span></text:p>
          </draw:text-box>
        </draw:frame>
        <draw:frame draw:style-name="gr3" draw:text-style-name="P3" draw:layer="layout" svg:width="5.235cm" svg:height="0.825cm" svg:x="15.235cm" svg:y="7.945cm">
          <draw:text-box>
            <text:p text:style-name="P3"><text:span text:style-name="T1">Pin12 PB4 MISO</text:span></text:p>
          </draw:text-box>
        </draw:frame>
        <draw:frame draw:style-name="gr3" draw:text-style-name="P3" draw:layer="layout" svg:width="6.39cm" svg:height="0.825cm" svg:x="15.235cm" svg:y="8.605cm">
          <draw:text-box>
            <text:p text:style-name="P3"><text:span text:style-name="T1">Pin11 PB3 MOSI/OC2 (PWM)</text:span></text:p>
          </draw:text-box>
        </draw:frame>
        <draw:frame draw:style-name="gr3" draw:text-style-name="P3" draw:layer="layout" svg:width="7.665cm" svg:height="0.825cm" svg:x="15.19cm" svg:y="9.25cm">
          <draw:text-box>
            <text:p text:style-name="P3"><text:span text:style-name="T1">Pin10 PB2 OC1B/SS (PWM)</text:span></text:p>
          </draw:text-box>
        </draw:frame>
        <draw:frame draw:style-name="gr3" draw:text-style-name="P3" draw:layer="layout" svg:width="5.235cm" svg:height="0.825cm" svg:x="15.235cm" svg:y="9.925cm">
          <draw:text-box>
            <text:p text:style-name="P3"><text:span text:style-name="T1">Pin9 PB1 OC1A (PWM)</text:span></text:p>
          </draw:text-box>
        </draw:frame>
        <draw:frame draw:style-name="gr3" draw:text-style-name="P3" draw:layer="layout" svg:width="5.235cm" svg:height="0.825cm" svg:x="15.235cm" svg:y="10.585cm">
          <draw:text-box>
            <text:p text:style-name="P3"><text:span text:style-name="T1">Pin8 PB0 ICP1</text:span></text:p>
          </draw:text-box>
        </draw:frame>
        <draw:frame draw:style-name="gr3" draw:text-style-name="P3" draw:layer="layout" svg:width="5.235cm" svg:height="0.825cm" svg:x="15.235cm" svg:y="11.245cm">
          <draw:text-box>
            <text:p text:style-name="P3"><text:span text:style-name="T1">Pin7 PD7 AIN1</text:span></text:p>
          </draw:text-box>
        </draw:frame>
        <draw:frame draw:style-name="gr3" draw:text-style-name="P3" draw:layer="layout" svg:width="5.115cm" svg:height="0.825cm" svg:x="15.235cm" svg:y="11.905cm">
          <draw:text-box>
            <text:p text:style-name="P3"><text:span text:style-name="T1">Pin6 PD6 AIN0 (PWM)</text:span></text:p>
          </draw:text-box>
        </draw:frame>
        <draw:frame draw:style-name="gr3" draw:text-style-name="P3" draw:layer="layout" svg:width="5.235cm" svg:height="0.825cm" svg:x="15.235cm" svg:y="12.565cm">
          <draw:text-box>
            <text:p text:style-name="P3"><text:span text:style-name="T1">Pin5 PD5 T1 (PWM)</text:span></text:p>
          </draw:text-box>
        </draw:frame>
        <draw:frame draw:style-name="gr3" draw:text-style-name="P3" draw:layer="layout" svg:width="5.235cm" svg:height="0.825cm" svg:x="15.235cm" svg:y="13.225cm">
          <draw:text-box>
            <text:p text:style-name="P3"><text:span text:style-name="T1">Pin4 PD4 XCLK/T0</text:span></text:p>
          </draw:text-box>
        </draw:frame>
        <draw:frame draw:style-name="gr3" draw:text-style-name="P3" draw:layer="layout" svg:width="4.95cm" svg:height="0.825cm" svg:x="15.235cm" svg:y="13.885cm">
          <draw:text-box>
            <text:p text:style-name="P3"><text:span text:style-name="T1">Pin3 PD3 INT1 (PWM)</text:span></text:p>
          </draw:text-box>
        </draw:frame>
        <draw:frame draw:style-name="gr3" draw:text-style-name="P3" draw:layer="layout" svg:width="4.95cm" svg:height="0.825cm" svg:x="15.235cm" svg:y="14.545cm">
          <draw:text-box>
            <text:p text:style-name="P3"><text:span text:style-name="T1">Pin2 PD2 INT0</text:span></text:p>
          </draw:text-box>
        </draw:frame>
        <draw:frame draw:style-name="gr3" draw:text-style-name="P3" draw:layer="layout" svg:width="5.235cm" svg:height="0.825cm" svg:x="15.235cm" svg:y="15.205cm">
          <draw:text-box>
            <text:p text:style-name="P3"><text:span text:style-name="T1">Pin1 PD1 Tx</text:span></text:p>
          </draw:text-box>
        </draw:frame>
        <draw:frame draw:style-name="gr3" draw:text-style-name="P3" draw:layer="layout" svg:width="5.235cm" svg:height="0.825cm" svg:x="15.235cm" svg:y="15.865cm">
          <draw:text-box>
            <text:p text:style-name="P3"><text:span text:style-name="T1">Pin0 PD0 Rx</text:span></text:p>
          </draw:text-box>
        </draw:frame>
        <draw:frame draw:style-name="gr4" draw:text-style-name="P4" draw:layer="layout" svg:width="4.95cm" svg:height="1.735cm" svg:x="8.667cm" svg:y="5.635cm">
          <draw:text-box>
            <text:p text:style-name="P4"><text:span text:style-name="T2">LEDuino</text:span></text:p>
          </draw:text-box>
        </draw:frame>
        <draw:rect draw:style-name="gr2" draw:text-style-name="P1" draw:layer="layout" svg:width="0.99cm" svg:height="1.65cm" svg:x="7.347cm" svg:y="2.995cm">
          <text:p/>
        </draw:rect>
        <draw:frame draw:style-name="gr3" draw:text-style-name="P3" draw:layer="layout" svg:width="3.465cm" svg:height="0.825cm" svg:x="6.852cm" svg:y="2.335cm">
          <draw:text-box>
            <text:p text:style-name="P3"><text:span text:style-name="T1">Power In</text:span></text:p>
          </draw:text-box>
        </draw:frame>
        <draw:rect draw:style-name="gr2" draw:text-style-name="P1" draw:layer="layout" svg:width="0.99cm" svg:height="0.99cm" svg:x="13.122cm" svg:y="2.995cm">
          <text:p/>
        </draw:rect>
        <draw:frame draw:style-name="gr5" draw:text-style-name="P3" draw:layer="layout" svg:width="3.465cm" svg:height="9.39cm" svg:x="12.957cm" svg:y="2.335cm">
          <draw:text-box>
            <text:p text:style-name="P3"><text:span text:style-name="T1">USB</text:span></text:p>
          </draw:text-box>
        </draw:frame>
        <draw:rect draw:style-name="gr2" draw:text-style-name="P1" draw:layer="layout" svg:width="0.66cm" svg:height="1.32cm" svg:x="6.192cm" svg:y="3.82cm">
          <text:p/>
        </draw:rect>
        <draw:rect draw:style-name="gr2" draw:text-style-name="P1" draw:layer="layout" svg:width="0.66cm" svg:height="0.33cm" svg:x="5.532cm" svg:y="4.15cm">
          <text:p/>
        </draw:rect>
        <draw:rect draw:style-name="gr2" draw:text-style-name="P1" draw:layer="layout" svg:width="0.66cm" svg:height="1.32cm" svg:x="6.192cm" svg:y="3.82cm">
          <text:p/>
        </draw:rect>
        <draw:frame draw:style-name="gr6" draw:text-style-name="P3" draw:layer="layout" svg:width="2.145cm" svg:height="1.815cm" svg:x="3.882cm" svg:y="3.49cm">
          <draw:text-box>
            <text:p text:style-name="P3"><text:span text:style-name="T1"><text:s text:c="8"/></text:span><text:span text:style-name="T1">On</text:span></text:p>
            <text:p text:style-name="P3"><text:span text:style-name="T1">Power Switch</text:span></text:p>
          </draw:text-box>
        </draw:frame>
        <draw:custom-shape draw:style-name="gr7" draw:text-style-name="P1" draw:layer="layout" svg:width="0.495cm" svg:height="0.495cm" svg:x="5.037cm" svg:y="2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2" draw:text-style-name="P1" draw:layer="layout" svg:width="0.33cm" svg:height="0.33cm" svg:x="7.182cm" svg:y="8.77cm">
            <text:p/>
          </draw:circle>
          <draw:circle draw:style-name="gr2" draw:text-style-name="P1" draw:layer="layout" svg:width="0.33cm" svg:height="0.33cm" svg:x="7.182cm" svg:y="10.09cm">
            <text:p/>
          </draw:circle>
          <draw:circle draw:style-name="gr2" draw:text-style-name="P1" draw:layer="layout" svg:width="0.33cm" svg:height="0.33cm" svg:x="7.182cm" svg:y="9.43cm">
            <text:p/>
          </draw:circle>
          <draw:circle draw:style-name="gr2" draw:text-style-name="P1" draw:layer="layout" svg:width="0.33cm" svg:height="0.33cm" svg:x="7.182cm" svg:y="8.11cm">
            <text:p/>
          </draw:circle>
        </draw:g>
        <draw:g>
          <draw:circle draw:style-name="gr2" draw:text-style-name="P1" draw:layer="layout" svg:width="0.33cm" svg:height="0.33cm" svg:x="7.842cm" svg:y="8.77cm">
            <text:p/>
          </draw:circle>
          <draw:circle draw:style-name="gr2" draw:text-style-name="P1" draw:layer="layout" svg:width="0.33cm" svg:height="0.33cm" svg:x="7.842cm" svg:y="10.09cm">
            <text:p/>
          </draw:circle>
          <draw:circle draw:style-name="gr2" draw:text-style-name="P1" draw:layer="layout" svg:width="0.33cm" svg:height="0.33cm" svg:x="7.842cm" svg:y="9.43cm">
            <text:p/>
          </draw:circle>
          <draw:circle draw:style-name="gr2" draw:text-style-name="P1" draw:layer="layout" svg:width="0.33cm" svg:height="0.33cm" svg:x="7.842cm" svg:y="8.11cm">
            <text:p/>
          </draw:circle>
        </draw:g>
        <draw:rect draw:style-name="gr8" draw:text-style-name="P1" draw:layer="layout" svg:width="0.66cm" svg:height="2.64cm" svg:x="7.017cm" svg:y="7.945cm">
          <text:p/>
        </draw:rect>
        <draw:rect draw:style-name="gr8" draw:text-style-name="P1" draw:layer="layout" svg:width="0.66cm" svg:height="2.64cm" svg:x="7.677cm" svg:y="7.945cm">
          <text:p/>
        </draw:rect>
        <draw:rect draw:style-name="gr8" draw:text-style-name="P1" draw:layer="layout" svg:width="0.66cm" svg:height="3.96cm" svg:x="6.192cm" svg:y="7.945cm">
          <text:p/>
        </draw:rect>
        <draw:rect draw:style-name="gr8" draw:text-style-name="P1" draw:layer="layout" svg:width="0.66cm" svg:height="3.96cm" svg:x="6.192cm" svg:y="12.4cm">
          <text:p/>
        </draw:rect>
        <draw:rect draw:style-name="gr8" draw:text-style-name="P1" draw:layer="layout" svg:width="0.66cm" svg:height="3.96cm" svg:x="6.192cm" svg:y="12.4cm">
          <text:p/>
        </draw:rect>
        <draw:rect draw:style-name="gr8" draw:text-style-name="P1" draw:layer="layout" svg:width="0.66cm" svg:height="5.28cm" svg:x="14.442cm" svg:y="5.965cm">
          <text:p/>
        </draw:rect>
        <draw:rect draw:style-name="gr8" draw:text-style-name="P1" draw:layer="layout" svg:width="0.66cm" svg:height="5.28cm" svg:x="14.442cm" svg:y="11.245cm">
          <text:p/>
        </draw:rect>
        <draw:custom-shape draw:style-name="gr9" draw:text-style-name="P1" draw:layer="layout" svg:width="0.165cm" svg:height="1.155cm" svg:x="8.502cm" svg:y="7.9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165cm" svg:height="1.155cm" svg:x="8.502cm" svg:y="9.2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5.235cm" svg:height="0.825cm" svg:x="8.547cm" svg:y="8.11cm">
          <draw:text-box>
            <text:p text:style-name="P3"><text:span text:style-name="T1">CAN termination</text:span></text:p>
          </draw:text-box>
        </draw:frame>
        <draw:frame draw:style-name="gr3" draw:text-style-name="P3" draw:layer="layout" svg:width="5.235cm" svg:height="0.825cm" svg:x="8.547cm" svg:y="9.43cm">
          <draw:text-box>
            <text:p text:style-name="P3"><text:span text:style-name="T1">CAN power</text:span></text:p>
          </draw:text-box>
        </draw:frame>
        <draw:frame draw:style-name="gr3" draw:text-style-name="P3" draw:layer="layout" svg:width="5.235cm" svg:height="0.825cm" svg:x="7.924cm" svg:y="6.932cm">
          <draw:text-box>
            <text:p text:style-name="P3"><text:span text:style-name="T1">CAN connector</text:span></text:p>
          </draw:text-box>
        </draw:frame>
        <draw:frame draw:style-name="gr10" draw:text-style-name="P3" draw:layer="layout" svg:width="3.09cm" svg:height="1.65cm" svg:x="22.242cm" svg:y="8.11cm">
          <draw:text-box>
            <text:p text:style-name="P3"><text:span text:style-name="T1">Used by CAN hardware</text:span></text:p>
          </draw:text-box>
        </draw:frame>
        <draw:line draw:style-name="gr11" draw:text-style-name="P1" draw:layer="layout" svg:x1="8.007cm" svg:y1="7.285cm" svg:x2="7.347cm" svg:y2="7.945cm">
          <text:p/>
        </draw:line>
        <draw:custom-shape draw:style-name="gr9" draw:text-style-name="P1" draw:layer="layout" svg:width="0.495cm" svg:height="2.145cm" svg:x="21.702cm" svg:y="7.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5" draw:layer="layout" svg:width="16.665cm" svg:height="1.405cm" svg:x="2.32cm" svg:y="17.5cm">
          <draw:text-box>
            <text:p text:style-name="P5"><text:span text:style-name="T1">Ethernet uses Pinx for chip select.</text:span></text:p>
            <text:p text:style-name="P5"><text:span text:style-name="T1">Servo uses Pinx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7-10T12:34:53</meta:creation-date>
    <meta:printed-by>David Harris</meta:printed-by>
    <meta:print-date>2010-07-10T13:16:52</meta:print-date>
    <dc:date>2010-07-10T13:17:39</dc:date>
    <dc:creator>David Harris</dc:creator>
    <meta:editing-duration>PT00H10M53S</meta:editing-duration>
    <meta:editing-cycles>1</meta:editing-cycles>
    <meta:document-statistic meta:object-count="97"/>
    <meta:generator>OpenOffice.org/3.2$Unix OpenOffice.org_project/320m18$Build-9502</meta:generator>
  </office:meta>
</office:document-meta>
</file>